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CREATE TABLE SALESPEOPLE(</text:p>
      <text:p text:style-name="Standard">SNUM numeric(4,0),</text:p>
      <text:p text:style-name="Standard">SNAME varchar(10),</text:p>
      <text:p text:style-name="Standard">CITY varchar(10),</text:p>
      <text:p text:style-name="Standard">COMM numeric(2,2));</text:p>
      <text:p text:style-name="Standard"/>
      <text:p text:style-name="Standard">CREATE TABLE CUST(</text:p>
      <text:p text:style-name="Standard">CNUM integer,</text:p>
      <text:p text:style-name="Standard">CNAME varchar(10),</text:p>
      <text:p text:style-name="Standard">CITY varchar(10),</text:p>
      <text:p text:style-name="Standard">RATING<text:s/>numeric(3,0),</text:p>
      <text:p text:style-name="Standard">SNUM numeric(4,0));</text:p>
      <text:p text:style-name="Standard"/>
      <text:p text:style-name="Standard">CREATE TABLE ORDERS(</text:p>
      <text:p text:style-name="Standard">ONUM numeric(4,0),</text:p>
      <text:p text:style-name="Standard">AMT numeric(10,5),</text:p>
      <text:p text:style-name="Standard">ODATE date,</text:p>
      <text:p text:style-name="Standard">CNUM integer,</text:p>
      <text:p text:style-name="Standard">SNUM integer);</text:p>
      <text:p text:style-name="Standard"/>
      <text:p text:style-name="Standard">INSERT INTO SALESPEOPLE VALUES(1002,'SERRES','SAN JOSE',.13);</text:p>
      <text:p text:style-name="Standard">INSERT INTO SALESPEOPLE VALUES(1004,'MOTIKA','LONDON',.11);</text:p>
      <text:p text:style-name="Standard">INSERT INTO SALESPEOPLE VALUES(1007,'RAFKIN','BARCELONA',.15);</text:p>
      <text:p text:style-name="Standard">INSERT INTO SALESPEOPLE VALUES(1003,'AXELROD','NEW YORK',.1);</text:p>
      <text:p text:style-name="Standard"/>
      <text:p text:style-name="Standard">INSERT INTO CUST VALUES(2001,'HOFFMAN','LONDON',100,1001);</text:p>
      <text:p text:style-name="Standard">INSERT INTO CUST VALUES(2002,'GIOVANNE','ROME',200,1003);</text:p>
      <text:p text:style-name="Standard">INSERT INTO CUST VALUES(2003,'LIU','SAN JOSE',300,1002);</text:p>
      <text:p text:style-name="Standard">INSERT INTO CUST VALUES(2004,'GRASS','BERLIN',100.1002);</text:p>
      <text:p text:style-name="Standard">INSERT INTO CUST VALUES(2006,'CLEMENS','LONDON',300,1007);</text:p>
      <text:p text:style-name="Standard">INSERT INTO CUST VALUES(2007,'PEREIRA','ROME',100,1004);</text:p>
      <text:p text:style-name="Standard"/>
      <text:p text:style-name="Standard">INSERT INTO ORDERS VALUES(3001,18.69,'03-OCT-94',2008,1007);</text:p>
      <text:p text:style-name="Standard">INSERT INTO ORDERS VALUES(3003,767.19,'03-OCT-94',2001,1001);</text:p>
      <text:p text:style-name="Standard">INSERT INTO ORDERS VALUES(3002,1900.10,'03-OCT-94',2007,1004);</text:p>
      <text:p text:style-name="Standard">INSERT INTO ORDERS VALUES(3005,5160.45,'03-OCT-94',2003,1002);</text:p>
      <text:p text:style-name="Standard">INSERT INTO ORDERS VALUES(3009,1713.23,'04-OCT-94',2002,1003);</text:p>
      <text:p text:style-name="Standard">INSERT INTO ORDERS VALUES(3007,75.75,'05-OCT-94',2004,1002);</text:p>
      <text:p text:style-name="Standard">INSERT INTO ORDERS VALUES(3008,4723.00,'05-OCT-94',2006,1001);</text:p>
      <text:p text:style-name="Standard">INSERT INTO ORDERS VALUES(3010,1309.95,'06-OCT-94',2004,1002);</text:p>
      <text:p text:style-name="Standard">INSERT INTO ORDERS VALUES(3011,9891.88,'06-OCT-94',2006,1001);</text:p>
      <text:p text:style-name="Standard"/>
      <text:p text:style-name="Standard">SELECT *FROM SALESPEOPLE;</text:p>
      <text:p text:style-name="Standard"/>
      <text:p text:style-name="Standard">SELECT DISTINCT SNUM FROM ORDERS;</text:p>
      <text:p text:style-name="Standard"/>
      <text:p text:style-name="Standard">SELECT SNAME,COMM FROM SALESPEOPLE WHERE CITY='LONDON';</text:p>
      <text:p text:style-name="Standard"/>
      <text:p text:style-name="Standard">4.SELECT CNAME FROM CUST WHERE RATING='100';</text:p>
      <text:soft-page-break/>
      <text:p text:style-name="Standard">5.SELECT ONUM,AMT,ODATE FROM ORDERS;</text:p>
      <text:p text:style-name="Standard"/>
      <text:p text:style-name="Standard">6.SELECT CNAME FROM CUST WHERE<text:s/>CITY='SAN JOSE' AND RATING &gt;=200;</text:p>
      <text:p text:style-name="Standard"/>
      <text:p text:style-name="Standard">7.SELECT CNAME FROM CUST WHERE CITY='SAN JOSE' OR RATING &gt;=200;</text:p>
      <text:p text:style-name="Standard"/>
      <text:p text:style-name="Standard">8.SELECT * FROM ORDERS WHERE AMT&gt;1000;</text:p>
      <text:p text:style-name="Standard"/>
      <text:p text:style-name="Standard">9.SELECT SNAME,CITY FROM SALESPEOPLE WHERE CITY='LONDON' AND COMM&gt;0.10;</text:p>
      <text:p text:style-name="Standard"/>
      <text:p text:style-name="Standard">10.SELECT CNUM,CNAME FROM CUST WHERE RATING!=100 AND CITY!='ROME';</text:p>
      <text:p text:style-name="Standard"/>
      <text:p text:style-name="Standard">11.SELECT SNUM,SNAME FROM SALESPEOPLE WHERE CITY='BARCELONA'<text:s/>OR CITY='LONDON';</text:p>
      <text:p text:style-name="Standard"/>
      <text:p text:style-name="Standard">12.SELECT SNAME FROM SALESPEOPLE WHERE COMM BETWEEN 0.10 AND 0.12;</text:p>
      <text:p text:style-name="Standard"/>
      <text:p text:style-name="Standard">13.SELECT CNAME FROM CUST WHERE CITY='NULL';</text:p>
      <text:p text:style-name="Standard"/>
      <text:p text:style-name="Standard">14.SELECT * FROM ORDERS WHERE ODATE BETWEEN '03-OCT-94' AND '04-OCT-94';</text:p>
      <text:p text:style-name="Standard"/>
      <text:p text:style-name="Standard">15.SELECT * FROM CUST WHERE CNAME LIKE 'A%' OR CNAME LIKE 'B%';</text:p>
      <text:p text:style-name="Standard"/>
      <text:p text:style-name="Standard">17.SELECT * FROM ORDERS WHERE AMT!=0;</text:p>
      <text:p text:style-name="Standard"/>
      <text:p text:style-name="Standard">19.SELECT MAX(AMT) FROM ORDERS GROUP BY ODATE;</text:p>
      <text:p text:style-name="Standard"/>
      <text:p text:style-name="Standard">20. SELECT SNUM, MAX(AMT) FROM ORDERS GROUP BY SNUM HAVING MAX(AMT)&gt;3000;<text:s/></text:p>
      <text:p text:style-name="Standard"/>
      <text:p text:style-name="Standard">21. SELECT ODATE, MAX(AMT) FROM ORDERS;</text:p>
      <text:p text:style-name="Standard"/>
      <text:p text:style-name="Standard">22. SELECT COUNT(ONUM) FROM ORDERS WHERE ODATE='03-OCT-94';</text:p>
      <text:p text:style-name="Standard"/>
      <text:p text:style-name="Standard">23. SELECT COUNT(CITY) FROM SALESPEOPLE WHERE CITY IS NOT NULL;</text:p>
      <text:p text:style-name="Standard"/>
      <text:p text:style-name="Standard">24. SELECT CNUM, MIN(AMT) FROM ORDERS GROUP BY CNUM;</text:p>
      <text:p text:style-name="Standard"/>
      <text:p text:style-name="Standard">26, SELECT ONUM, SNUM, AMT=AMT FROM ORDERS</text:p>
      <text:p text:style-name="Standard"/>
      <text:p text:style-name="Standard">29. <text:s/>SELECT ODATE, SUM(AMT) FROM ORDERS GROUP BY ODATE ORDER BY SUM(AMT) DESC;</text:p>
      <text:p text:style-name="Standard"/>
      <text:p text:style-name="Standard">30. SELECT CNUM, SNUM, CITY FROM CUST GROUP BY CITY;</text:p>
      <text:p text:style-name="Standard"/>
      <text:p text:style-name="Standard">31. SELECT CNAME,SNUM FROM CUST ORDER BY SNUM;</text:p>
      <text:p text:style-name="Standard"/>
      <text:p text:style-name="Standard">32. SELECT ONUM, CNAME FROM ORDERS, CUST WHERE CNUM.CUST=CNUM.ORDERS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 Chaithanya</meta:initial-creator>
    <dc:creator>sudha</dc:creator>
    <meta:creation-date>2016-07-29T13:21:00Z</meta:creation-date>
    <dc:date>2016-08-01T07:57:00Z</dc:date>
    <meta:template xlink:href="Normal" xlink:type="simple"/>
    <meta:editing-cycles>2</meta:editing-cycles>
    <meta:editing-duration>PT240S</meta:editing-duration>
    <meta:document-statistic meta:page-count="3" meta:paragraph-count="5" meta:word-count="448" meta:character-count="3000" meta:row-count="21" meta:non-whitespace-character-count="2557"/>
  </office:meta>
</office:document-meta>
</file>